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258511A0C7872EB2D4A.png" manifest:media-type="image/png"/>
  <manifest:file-entry manifest:full-path="Pictures/10000000000001930000008DC426AA088F6E2595.png" manifest:media-type="image/png"/>
  <manifest:file-entry manifest:full-path="Pictures/10000000000001EF000001ED414BAEF8CC1CC867.png" manifest:media-type="image/png"/>
  <manifest:file-entry manifest:full-path="Pictures/1000000000000162000001303832E9796BBD7397.png" manifest:media-type="image/png"/>
  <manifest:file-entry manifest:full-path="Pictures/100000000000033C000001C114E9962BA0A88A4E.png" manifest:media-type="image/png"/>
  <manifest:file-entry manifest:full-path="Pictures/100000000000029A000001F83AD43A37AA7DED72.png" manifest:media-type="image/png"/>
  <manifest:file-entry manifest:full-path="Pictures/100000000000025700000216FBE6DA430EEC4821.png" manifest:media-type="image/png"/>
  <manifest:file-entry manifest:full-path="Pictures/100000000000026E0000013A2C7A96056A31E397.png" manifest:media-type="image/png"/>
  <manifest:file-entry manifest:full-path="Pictures/10000000000001C1000001D469BAD6685F15C46E.png" manifest:media-type="image/png"/>
  <manifest:file-entry manifest:full-path="Pictures/1000000000000163000001ECE4CE0736BF6A74FC.png" manifest:media-type="image/png"/>
  <manifest:file-entry manifest:full-path="Pictures/10000000000003B90000021B9604DCE02DFA9815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49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6.352cm"/>
    </style:style>
    <style:style style:name="gr3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lyt-bluelinesgrad-subtitle">
      <style:graphic-properties draw:fill-color="#ffffff" draw:auto-grow-height="true" fo:min-height="13.536cm"/>
    </style:style>
    <style:style style:name="pr2" style:family="presentation" style:parent-style-name="lyt-bluelinesgrad-notes">
      <style:graphic-properties draw:fill-color="#ffffff" fo:min-height="13.364cm"/>
    </style:style>
    <style:style style:name="pr3" style:family="presentation" style:parent-style-name="lyt-bluelinesgrad-title">
      <style:graphic-properties draw:auto-grow-height="true" fo:min-height="3.506cm"/>
    </style:style>
    <style:style style:name="pr4" style:family="presentation" style:parent-style-name="lyt-bluelinesgrad-outline1">
      <style:graphic-properties draw:auto-grow-height="true" fo:min-height="18.494cm"/>
    </style:style>
    <style:style style:name="pr5" style:family="presentation" style:parent-style-name="lyt-bluelinesgrad-title">
      <style:graphic-properties fo:min-height="3.506cm"/>
    </style:style>
    <style:style style:name="pr6" style:family="presentation" style:parent-style-name="lyt-bluelinesgrad-outline1">
      <style:graphic-properties fo:min-height="18.494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style:font-name="標楷體2" fo:font-size="60pt" style:font-name-asian="標楷體2" style:font-size-asian="60pt" style:font-size-complex="60pt"/>
    </style:style>
    <style:style style:name="P3" style:family="paragraph">
      <loext:graphic-properties draw:fill="none" draw:fill-color="#ffffff"/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P4" style:family="paragraph">
      <loext:graphic-properties draw:fill="none" draw:fill-color="#ffffff"/>
      <style:text-properties fo:color="#ffffff" fo:font-size="16pt" style:font-size-asian="16pt" style:font-size-complex="1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text-properties fo:font-size="54pt" style:font-size-asian="54pt" style:font-size-complex="54pt"/>
    </style:style>
    <style:style style:name="P8" style:family="paragraph">
      <style:text-properties fo:font-size="40pt" style:font-size-asian="40pt" style:font-size-complex="40pt"/>
    </style:style>
    <style:style style:name="P9" style:family="paragraph">
      <loext:graphic-properties draw:fill-color="#ffffff"/>
      <style:text-properties style:font-size-asian="28.1000003814697pt"/>
    </style:style>
    <style:style style:name="P10" style:family="paragraph">
      <style:text-properties fo:font-size="48pt" style:font-size-asian="48pt" style:font-size-complex="48pt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style:text-properties fo:font-size="44pt" style:font-size-asian="44pt" style:font-size-complex="44pt"/>
    </style:style>
    <style:style style:name="P13" style:family="paragraph">
      <style:text-properties fo:font-size="36pt" style:font-size-asian="36pt" style:font-size-complex="36pt"/>
    </style:style>
    <style:style style:name="P14" style:family="paragraph">
      <style:text-properties fo:font-size="60pt" style:font-size-asian="60pt" style:font-size-complex="60pt"/>
    </style:style>
    <style:style style:name="P15" style:family="paragraph">
      <style:text-properties fo:font-size="24pt" style:font-size-asian="24pt" style:font-size-complex="24pt"/>
    </style:style>
    <style:style style:name="T1" style:family="text">
      <style:text-properties style:font-name="標楷體2" fo:font-size="32pt" style:font-name-asian="標楷體2" style:font-size-asian="32pt" style:font-size-complex="32pt"/>
    </style:style>
    <style:style style:name="T2" style:family="text">
      <style:text-properties style:font-name="標楷體2" fo:font-size="60pt" style:font-name-asian="標楷體2" style:font-size-asian="60pt" style:font-size-complex="60pt"/>
    </style:style>
    <style:style style:name="T3" style:family="text">
      <style:text-properties fo:color="#ffff99" style:font-name="標楷體2" fo:font-size="24pt" style:font-name-asian="標楷體2" style:font-size-asian="24pt" style:font-size-complex="24pt"/>
    </style:style>
    <style:style style:name="T4" style:family="text"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color="#ffffff" fo:font-size="16pt" style:font-size-asian="16pt" style:font-size-complex="16pt"/>
    </style:style>
    <style:style style:name="T6" style:family="text">
      <style:text-properties fo:font-size="54pt" style:font-size-asian="54pt" style:font-size-complex="54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48pt" style:font-size-asian="48pt" style:font-size-complex="48pt"/>
    </style:style>
    <style:style style:name="T9" style:family="text">
      <style:text-properties fo:font-size="44pt" style:font-size-asian="44pt" style:font-size-complex="44pt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font-size="60pt" style:font-size-asian="60pt" style:font-size-complex="60pt"/>
    </style:style>
    <style:style style:name="T13" style:family="text">
      <style:text-properties style:font-name="標楷體2" fo:font-size="40pt" style:font-name-asian="標楷體2" style:font-size-asian="40pt" style:font-size-complex="40pt"/>
    </style:style>
    <style:style style:name="T14" style:family="text">
      <style:text-properties style:font-name="標楷體2" fo:font-size="28pt" style:font-name-asian="標楷體2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 xml:id="id1" draw:id="id1">
        <office:forms form:automatic-focus="false" form:apply-design-mode="false"/>
        <draw:frame presentation:style-name="pr1" draw:text-style-name="P2" draw:layer="layout" svg:width="26.528cm" svg:height="13.536cm" svg:x="1cm" svg:y="5.531cm" presentation:class="subtitle" presentation:user-transformed="true">
          <draw:text-box>
            <text:p text:style-name="P1"><text:span text:style-name="T1">用</text:span><text:span text:style-name="T1">20</text:span><text:span text:style-name="T1">分鐘搞懂 </text:span><text:span text:style-name="T1"><text:line-break/></text:span><text:span text:style-name="T1"><text:line-break/></text:span><text:span text:style-name="T1">《系統分析、軟體工程、專案管理與設計模式》</text:span></text:p>
            <text:p text:style-name="P1"><text:span text:style-name="T2"/></text:p>
            <text:p text:style-name="P1"><text:span text:style-name="T3">陳鍾誠</text:span></text:p>
            <text:p text:style-name="P1"><text:span text:style-name="T3"/></text:p>
            <text:p text:style-name="P1"><text:span text:style-name="T3">2016</text:span><text:span text:style-name="T3">年</text:span><text:span text:style-name="T3">1</text:span><text:span text:style-name="T3">月</text:span><text:span text:style-name="T3">20</text:span><text:span text:style-name="T3">日</text:span></text:p>
          </draw:text-box>
        </draw:frame>
        <draw:frame draw:style-name="gr1" draw:text-style-name="P3" draw:layer="layout" svg:width="5.8cm" svg:height="3.299cm" svg:x="0.6cm" svg:y="2.2cm">
          <draw:text-box>
            <text:p><text:span text:style-name="T4">程式人</text:span></text:p>
          </draw:text-box>
        </draw:frame>
        <draw:frame draw:style-name="gr2" draw:text-style-name="P4" draw:layer="layout" svg:width="6.852cm" svg:height="1.047cm" svg:x="20.6cm" svg:y="0.554cm">
          <draw:text-box>
            <text:p><text:span text:style-name="T5">本文衍生自維基百科</text:span></text:p>
          </draw:text-box>
        </draw:frame>
        <draw:frame draw:style-name="gr3" draw:text-style-name="P5" draw:layer="layout" svg:width="6cm" svg:height="2.098cm" svg:x="20.8cm" svg:y="1.901cm">
          <draw:image xlink:href="Pictures/10000000000001930000008DC426AA088F6E2595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 xml:id="id2" draw:id="id2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<text:span text:style-name="T6">話說、我大學的時候</text:span></text:p>
          </draw:text-box>
        </draw:frame>
        <draw:frame presentation:style-name="pr4" draw:text-style-name="P8" draw:layer="layout" svg:width="25.8cm" svg:height="18.494cm" svg:x="1.4cm" svg:y="6.014cm" presentation:class="outline" presentation:user-transformed="true">
          <draw:text-box>
            <text:list text:style-name="L3">
              <text:list-item>
                <text:p><text:span text:style-name="T7">念的是《交通大學資訊科學系》</text:span></text:p>
              </text:list-item>
              <text:list-item>
                <text:p><text:span text:style-name="T7">直到畢業為止、都沒有老師開設《軟體工程》和《專案管理》的課程。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 xml:id="id3" draw:id="id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覺得很奇怪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為甚麼這麼重要的課程</text:span><text:span text:style-name="T8"><text:line-break/></text:span><text:span text:style-name="T8"/></text:p>
              </text:list-item>
              <text:list-item>
                <text:p><text:span text:style-name="T8">卻沒有安排老師來教呢？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 xml:id="id4" draw:id="id4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<text:span text:style-name="T6">直到我當了資工系的老師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終於瞭解為甚麼了！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 xml:id="id5" draw:id="id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原因很簡單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 xml:id="id6" draw:id="id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那就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沒有任何老師能教這門課！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 xml:id="id7" draw:id="id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你一定會說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這些老師也太誇張了，</text:span><text:span text:style-name="T6"><text:line-break/></text:span><text:span text:style-name="T6">沒辦法教就不教了嗎？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 xml:id="id8" draw:id="id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、你可曾想過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沒辦法教還硬教的情況 ...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 xml:id="id9" draw:id="id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難道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不會教還硬教，會比不開課更好嗎？</text:p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 xml:id="id10" draw:id="id10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問題是、為何大學資工系</text:p>
          </draw:text-box>
        </draw:frame>
        <draw:frame presentation:style-name="pr4" draw:text-style-name="P10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沒有老師可以教軟體工程呢？</text:span>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 xml:id="id11" draw:id="id1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個問題的答案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非常的簡單！</text:p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 xml:id="id12" draw:id="id1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請稍微想一分鐘</text:p>
          </draw:text-box>
        </draw:frame>
        <draw:frame presentation:style-name="pr4" draw:layer="layout" svg:width="27.4cm" svg:height="18.494cm" svg:x="0.6cm" svg:y="6.014cm" presentation:class="outline" presentation:user-transformed="true">
          <draw:text-box>
            <text:list text:style-name="L3">
              <text:list-item>
                <text:p><text:span text:style-name="T9">大學老師到底是怎麼培養出來的</text:span><text:span text:style-name="T9">...</text:span></text:p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 xml:id="id13" draw:id="id1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您就會瞭解了！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 xml:id="id14" draw:id="id1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還是不懂的話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再給個提示、就是那些老師</text:span><text:span text:style-name="T8"><text:line-break/></text:span><text:span text:style-name="T8">通常都是博士！</text:span></text:p>
              </text:list-item>
            </text:list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 xml:id="id15" draw:id="id1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是博士又怎樣？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1" xml:id="id16" draw:id="id1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是博士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所以通常業界經驗不多！<text:line-break/></text:p>
              </text:list-item>
            </text:list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 xml:id="id17" draw:id="id17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<text:span text:style-name="T6">業界經驗不多又怎樣？</text:span></text:p>
          </draw:text-box>
        </draw:frame>
        <draw:frame presentation:style-name="pr6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2T1" xml:id="id18" draw:id="id1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業界經驗不多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所以很少有團隊合作的經驗</text:p>
              </text:list-item>
            </text:list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2T1" xml:id="id19" draw:id="id19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沒有團隊合作的經驗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又會怎樣呢？</text:p>
              </text:list-item>
            </text:list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 xml:id="id20" draw:id="id2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這個嗎？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沒有團隊合作的經驗</text:p>
              </text:list-item>
            </text:list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2T1" xml:id="id21" draw:id="id2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那你還敢讓他們</text:p>
          </draw:text-box>
        </draw:frame>
        <draw:frame presentation:style-name="pr6" draw:text-style-name="P10" draw:layer="layout" svg:width="25.8cm" svg:height="18.494cm" svg:x="1.4cm" svg:y="6.014cm" presentation:class="outline" presentation:user-transformed="true">
          <draw:text-box>
            <text:list text:style-name="L3">
              <text:list-item>
                <text:p><text:span text:style-name="T9">教你《軟體工程和專案管理》嗎？</text:span></text:p>
              </text:list-item>
            </text:list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2T1" xml:id="id22" draw:id="id2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有多少大學老師</text:p>
          </draw:text-box>
        </draw:frame>
        <draw:frame presentation:style-name="pr4" draw:text-style-name="P10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寫過大型專案</text:span></text:p>
              </text:list-item>
              <text:list-item>
                <text:p><text:span text:style-name="T8">或目前正在參與軟體專案開發的呢？</text:span></text:p>
              </text:list-item>
            </text:list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2T1" xml:id="id23" draw:id="id2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所以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當初交大資科不開《軟體工程》和《專案管理》</text:span></text:p>
              </text:list-item>
              <text:list-item>
                <text:p><text:span text:style-name="T8">是對的、是對的、是對的！</text:span></text:p>
              </text:list-item>
            </text:list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2T1" xml:id="id24" draw:id="id2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今天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我還是要以一個大學老師的身分，談談《軟體工程、專案管理和系統分析》</text:span></text:p>
              </text:list-item>
            </text:list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2T1" xml:id="id25" draw:id="id2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因為</text:p>
          </draw:text-box>
        </draw:frame>
        <draw:frame presentation:style-name="pr4" draw:text-style-name="P10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至少我的經驗比學生多一點點！</text:span><text:span text:style-name="T8"><text:line-break/></text:span><text:span text:style-name="T8"/></text:p>
              </text:list-item>
            </text:list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bluelinesgrad" presentation:presentation-page-layout-name="AL2T1" xml:id="id26" draw:id="id2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而且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業界的高手們，都忙著做專案，哪有時間寫文章呢？</text:p>
              </text:list-item>
            </text:list>
          </draw:text-box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bluelinesgrad" presentation:presentation-page-layout-name="AL2T1" xml:id="id27" draw:id="id2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話說</text:p>
          </draw:text-box>
        </draw:frame>
        <draw:frame presentation:style-name="pr4" draw:text-style-name="P10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如果你所寫的程式，從來沒有超過一千行，那是完全不需要《軟體工程》的。</text:span></text:p>
              </text:list-item>
            </text:list>
          </draw:text-box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bluelinesgrad" presentation:presentation-page-layout-name="AL2T1" xml:id="id28" draw:id="id28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<text:span text:style-name="T6">如果你總是一個人寫程式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那也根本不需要《專案管理》</text:span></text:p>
              </text:list-item>
            </text:list>
          </draw:text-box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bluelinesgrad" presentation:presentation-page-layout-name="AL2T1" xml:id="id29" draw:id="id29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如果你的問題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一看就知道怎麼寫，那連《系統分析》都可以省了。</text:p>
              </text:list-item>
            </text:list>
          </draw:text-box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bluelinesgrad" presentation:presentation-page-layout-name="AL2T1" xml:id="id30" draw:id="id3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樣的話</text:p>
          </draw:text-box>
        </draw:frame>
        <draw:frame presentation:style-name="pr6" draw:text-style-name="P8" draw:layer="layout" svg:width="25.199cm" svg:height="18.494cm" svg:x="1.4cm" svg:y="5.314cm" presentation:class="outline" presentation:user-transformed="true">
          <draw:text-box>
            <text:list text:style-name="L3">
              <text:list-item>
                <text:p><text:span text:style-name="T7">到底甚麼時候才需要《系統分析》、《專案管理》和《軟體工程》呢？</text:span></text:p>
              </text:list-item>
            </text:list>
          </draw:text-box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bluelinesgrad" presentation:presentation-page-layout-name="AL2T1" xml:id="id31" draw:id="id3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<text:span text:style-name="T6">這個問題的答案很簡單</text:span></text:p>
          </draw:text-box>
        </draw:frame>
        <draw:frame presentation:style-name="pr6" draw:text-style-name="P11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10">就是把上面的情況都反過來</text:span></text:p>
              </text:list-item>
              <text:list-item>
                <text:p><text:span text:style-name="T10">那就是</text:span></text:p>
                <text:list>
                  <text:list-item>
                    <text:p><text:span text:style-name="T10">你不是一個人寫程式</text:span></text:p>
                  </text:list-item>
                  <text:list-item>
                    <text:p><text:span text:style-name="T10">你寫的程式規模不小</text:span></text:p>
                  </text:list-item>
                  <text:list-item>
                    <text:p><text:span text:style-name="T10">你的問題並不是一看就知道怎麼寫了。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bluelinesgrad" presentation:presentation-page-layout-name="AL2T1" xml:id="id32" draw:id="id32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在這種情況下</text:p>
          </draw:text-box>
        </draw:frame>
        <draw:frame presentation:style-name="pr4" draw:text-style-name="P12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你就需要《系統分析》、</text:span><text:span text:style-name="T9"><text:line-break/></text:span><text:span text:style-name="T9">《專案管理》和《軟體工程》了</text:span></text:p>
              </text:list-item>
            </text:list>
          </draw:text-box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bluelinesgrad" presentation:presentation-page-layout-name="AL2T1" xml:id="id33" draw:id="id3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因為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不分析就不知道該怎麼寫</text:span></text:p>
              </text:list-item>
              <text:list-item>
                <text:p><text:span text:style-name="T8">不管理就沒辦法一起寫程式</text:span></text:p>
              </text:list-item>
              <text:list-item>
                <text:p><text:span text:style-name="T8">不用軟體工程專案就會失控</text:span></text:p>
              </text:list-item>
            </text:list>
          </draw:text-box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bluelinesgrad" presentation:presentation-page-layout-name="AL2T1" xml:id="id34" draw:id="id3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舉例而言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我大學的時候，寫程式從來不做系統分析</text:span></text:p>
              </text:list-item>
            </text:list>
          </draw:text-box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bluelinesgrad" presentation:presentation-page-layout-name="AL2T1" xml:id="id35" draw:id="id35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但是有一次</text:p>
          </draw:text-box>
        </draw:frame>
        <draw:frame presentation:style-name="pr6" draw:text-style-name="P13" draw:layer="layout" svg:width="25.799cm" svg:height="18.494cm" svg:x="0.8cm" svg:y="5.414cm" presentation:class="outline" presentation:user-transformed="true">
          <draw:text-box>
            <text:list text:style-name="L3">
              <text:list-item>
                <text:p><text:span text:style-name="T11">資料結構的老師出了一個《運算式微分》的作業。我馬上去寫，結果發現寫不出來。</text:span></text:p>
              </text:list-item>
              <text:list-item>
                <text:p><text:span text:style-name="T11">後來仔細靜下心來，把《微分公式》和《鏈鎖規則》寫下來，仔細想想如何用遞迴模擬連鎖規則完成這個作業，後來就順利做完了</text:span></text:p>
              </text:list-item>
            </text:list>
          </draw:text-box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bluelinesgrad" presentation:presentation-page-layout-name="AL2T1" xml:id="id36" draw:id="id3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就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一個簡單的《系統分析》案例！</text:span></text:p>
              </text:list-item>
            </text:list>
          </draw:text-box>
        </draw:frame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bluelinesgrad" presentation:presentation-page-layout-name="AL2T1" xml:id="id37" draw:id="id3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接著你可能會問</text:p>
          </draw:text-box>
        </draw:frame>
        <draw:frame presentation:style-name="pr6" draw:text-style-name="P10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8">那《專案管理》又是甚麼呢？</text:span></text:p>
              </text:list-item>
            </text:list>
          </draw:text-box>
        </draw:fram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yt-bluelinesgrad" presentation:presentation-page-layout-name="AL2T1" xml:id="id38" draw:id="id3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關於這個問題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只要做過《專題》的同學應該都</text:span><text:span text:style-name="T8">有所體悟</text:span></text:p>
              </text:list-item>
            </text:list>
          </draw:text-box>
        </draw:frame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yt-bluelinesgrad" presentation:presentation-page-layout-name="AL2T1" xml:id="id39" draw:id="id3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大學的時候</text:p>
          </draw:text-box>
        </draw:frame>
        <draw:frame presentation:style-name="pr4" draw:text-style-name="P12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專題企圖三個人用 </text:span><text:span text:style-name="T9">X-Window</text:span><text:span text:style-name="T9">合寫一個資料庫管理系統</text:span></text:p>
              </text:list-item>
              <text:list-item>
                <text:p><text:span text:style-name="T9">於是就一個人寫視窗、一個人寫資料庫引擎、一個人寫資料庫前端</text:span></text:p>
              </text:list-item>
            </text:list>
          </draw:text-box>
        </draw:frame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yt-bluelinesgrad" presentation:presentation-page-layout-name="AL2T1" xml:id="id40" draw:id="id4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換句話說</text:p>
          </draw:text-box>
        </draw:frame>
        <draw:frame presentation:style-name="pr4" draw:text-style-name="P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就是採用《一個蘿蔔一個坑》的戰略。</text:span></text:p>
              </text:list-item>
            </text:list>
          </draw:text-box>
        </draw:frame>
        <anim:par presentation:node-type="timing-root">
          <anim:par smil:begin="id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lyt-bluelinesgrad" presentation:presentation-page-layout-name="AL2T1" xml:id="id41" draw:id="id4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結果如何呢？</text:p>
          </draw:text-box>
        </draw:frame>
        <draw:frame presentation:style-name="pr6" draw:text-style-name="P10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9">當然可想而知！</text:span></text:p>
              </text:list-item>
              <text:list-item>
                <text:p><text:span text:style-name="T9">最後整合的時候，整合不起來</text:span></text:p>
              </text:list-item>
              <text:list-item>
                <text:p><text:span text:style-name="T9">好不容易整合起來了，卻很難用，一點都不像資料庫管理系統</text:span></text:p>
              </text:list-item>
            </text:list>
          </draw:text-box>
        </draw:frame>
        <anim:par presentation:node-type="timing-root">
          <anim:par smil:begin="id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lyt-bluelinesgrad" presentation:presentation-page-layout-name="AL2T1" xml:id="id42" draw:id="id4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就是因為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沒有《管理好專案》的緣故！</text:span></text:p>
              </text:list-item>
            </text:list>
          </draw:text-box>
        </draw:frame>
        <anim:par presentation:node-type="timing-root">
          <anim:par smil:begin="id4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lyt-bluelinesgrad" presentation:presentation-page-layout-name="AL2T1" xml:id="id43" draw:id="id4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接下來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就剩下《軟體工程》還沒講了！</text:span></text:p>
              </text:list-item>
            </text:list>
          </draw:text-box>
        </draw:frame>
        <anim:par presentation:node-type="timing-root">
          <anim:par smil:begin="id4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lyt-bluelinesgrad" presentation:presentation-page-layout-name="AL2T1" xml:id="id44" draw:id="id44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<text:span text:style-name="T6">到底甚麼是軟體工程呢？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4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lyt-bluelinesgrad" presentation:presentation-page-layout-name="AL2T1" xml:id="id45" draw:id="id4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如果你去看教科書</text:p>
          </draw:text-box>
        </draw:frame>
        <draw:frame presentation:style-name="pr4" draw:text-style-name="P10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很可能會覺得講得好像有道理</text:span><text:span text:style-name="T8"><text:line-break/></text:span><text:span text:style-name="T8"/></text:p>
              </text:list-item>
              <text:list-item>
                <text:p><text:span text:style-name="T8">但就是沒辦法拿來用！</text:span></text:p>
              </text:list-item>
            </text:list>
          </draw:text-box>
        </draw:frame>
        <anim:par presentation:node-type="timing-root">
          <anim:par smil:begin="id4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lyt-bluelinesgrad" presentation:presentation-page-layout-name="AL2T1" xml:id="id46" draw:id="id4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像是那個 CMMI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規定了一堆東西，就好像 ISO-9000一樣。</text:p>
              </text:list-item>
            </text:list>
          </draw:text-box>
        </draw:frame>
        <anim:par presentation:node-type="timing-root">
          <anim:par smil:begin="id4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lyt-bluelinesgrad" presentation:presentation-page-layout-name="AL2T1" xml:id="id47" draw:id="id4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問題是若你照著做</text:p>
          </draw:text-box>
        </draw:frame>
        <draw:frame presentation:style-name="pr4" draw:layer="layout" svg:width="27cm" svg:height="18.494cm" svg:x="0.6cm" svg:y="6.014cm" presentation:class="outline" presentation:user-transformed="true">
          <draw:text-box>
            <text:list text:style-name="L3">
              <text:list-item>
                <text:p><text:span text:style-name="T9">就只會寫出一大堆應付上級的文件！</text:span><text:span text:style-name="T9"><text:line-break/></text:span><text:span text:style-name="T9"/></text:p>
              </text:list-item>
              <text:list-item>
                <text:p><text:span text:style-name="T9">難道這就叫做軟體工程嗎？</text:span></text:p>
              </text:list-item>
            </text:list>
          </draw:text-box>
        </draw:frame>
        <anim:par presentation:node-type="timing-root">
          <anim:par smil:begin="id4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lyt-bluelinesgrad" presentation:presentation-page-layout-name="AL2T1" xml:id="id48" draw:id="id4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靠、當然不是囉！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4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lyt-bluelinesgrad" presentation:presentation-page-layout-name="AL2T1" xml:id="id49" draw:id="id49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<text:span text:style-name="T6">就是因為</text:span><text:span text:style-name="T6">CMMI</text:span><text:span text:style-name="T6">沒辦法用</text:span></text:p>
          </draw:text-box>
        </draw:frame>
        <draw:frame presentation:style-name="pr4" draw:text-style-name="P12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所以後來甚麼</text:span><text:span text:style-name="T9">SCRUM</text:span><text:span text:style-name="T9">和</text:span><text:span text:style-name="T9">XP</text:span><text:span text:style-name="T9">這種《敏捷軟體開發》就跑出來了。</text:span><text:span text:style-name="T9"><text:line-break/></text:span><text:span text:style-name="T9"/></text:p>
              </text:list-item>
              <text:list-item>
                <text:p><text:span text:style-name="T9">至少這兩個還有告訴你該怎麼做！</text:span></text:p>
              </text:list-item>
            </text:list>
          </draw:text-box>
        </draw:frame>
        <anim:par presentation:node-type="timing-root">
          <anim:par smil:begin="id4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lyt-bluelinesgrad" presentation:presentation-page-layout-name="AL2T1" xml:id="id50" draw:id="id50">
        <office:forms form:automatic-focus="false" form:apply-design-mode="false"/>
        <draw:frame presentation:style-name="pr5" draw:text-style-name="P7" draw:layer="layout" svg:width="25.199cm" svg:height="3.506cm" svg:x="1.4cm" svg:y="0.836cm" presentation:class="title" presentation:user-transformed="true">
          <draw:text-box>
            <text:p><text:span text:style-name="T6">這樣的話</text:span></text:p>
          </draw:text-box>
        </draw:frame>
        <draw:frame presentation:style-name="pr6" draw:text-style-name="P10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8">CMMI</text:span><text:span text:style-name="T8">的設計者是腦袋壞掉嗎？</text:span></text:p>
              </text:list-item>
            </text:list>
          </draw:text-box>
        </draw:frame>
        <anim:par presentation:node-type="timing-root">
          <anim:par smil:begin="id5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lyt-bluelinesgrad" presentation:presentation-page-layout-name="AL2T1" xml:id="id51" draw:id="id5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想也不是如此！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5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lyt-bluelinesgrad" presentation:presentation-page-layout-name="AL2T1" xml:id="id52" draw:id="id5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如果你唸過軟體工程</text:p>
          </draw:text-box>
        </draw:frame>
        <draw:frame presentation:style-name="pr4" draw:layer="layout" svg:width="26.8cm" svg:height="18.494cm" svg:x="0.6cm" svg:y="6.014cm" presentation:class="outline" presentation:user-transformed="true">
          <draw:text-box>
            <text:list text:style-name="L3">
              <text:list-item>
                <text:p><text:span text:style-name="T9">應該對《瀑布模式》和《螺旋模式》之類的一堆模式有印象。</text:span></text:p>
              </text:list-item>
            </text:list>
          </draw:text-box>
        </draw:frame>
        <anim:par presentation:node-type="timing-root">
          <anim:par smil:begin="id5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lyt-bluelinesgrad" presentation:presentation-page-layout-name="AL2T1" xml:id="id53" draw:id="id5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瀑布模式</text:p>
          </draw:text-box>
        </draw:frame>
        <draw:frame draw:style-name="gr3" draw:text-style-name="P5" draw:layer="layout" svg:width="15.766cm" svg:height="13.538cm" svg:x="6.8cm" svg:y="5.462cm">
          <draw:image xlink:href="Pictures/1000000000000162000001303832E9796BBD7397.png" xlink:type="simple" xlink:show="embed" xlink:actuate="onLoad">
            <text:p/>
          </draw:image>
        </draw:frame>
        <anim:par presentation:node-type="timing-root">
          <anim:par smil:begin="id5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lyt-bluelinesgrad" presentation:presentation-page-layout-name="AL2T1" xml:id="id54" draw:id="id5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螺旋模式</text:p>
          </draw:text-box>
        </draw:frame>
        <draw:frame draw:style-name="gr3" draw:text-style-name="P5" draw:layer="layout" svg:width="17.622cm" svg:height="13.335cm" svg:x="5.578cm" svg:y="5.2cm">
          <draw:image xlink:href="Pictures/100000000000029A000001F83AD43A37AA7DED72.png" xlink:type="simple" xlink:show="embed" xlink:actuate="onLoad">
            <text:p/>
          </draw:image>
        </draw:frame>
        <anim:par presentation:node-type="timing-root">
          <anim:par smil:begin="id5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lyt-bluelinesgrad" presentation:presentation-page-layout-name="AL2T1" xml:id="id55" draw:id="id5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請您想想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甚麼樣的專案適合用瀑布模式，</text:span><text:span text:style-name="T9"><text:line-break/></text:span><text:span text:style-name="T9"><text:line-break/></text:span><text:span text:style-name="T9">什麼樣的專案適合用螺旋模式呢？</text:span></text:p>
              </text:list-item>
            </text:list>
          </draw:text-box>
        </draw:frame>
        <anim:par presentation:node-type="timing-root">
          <anim:par smil:begin="id5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lyt-bluelinesgrad" presentation:presentation-page-layout-name="AL2T1" xml:id="id56" draw:id="id5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其實答案很簡單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如果您是專案負責人，必須決定採用哪一種模式。</text:span></text:p>
              </text:list-item>
              <text:list-item>
                <text:p><text:span text:style-name="T8">那麼您該怎麼決定呢？</text:span></text:p>
              </text:list-item>
            </text:list>
          </draw:text-box>
        </draw:frame>
        <anim:par presentation:node-type="timing-root">
          <anim:par smil:begin="id5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lyt-bluelinesgrad" presentation:presentation-page-layout-name="AL2T1" xml:id="id57" draw:id="id5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如果、那種專案</text:p>
          </draw:text-box>
        </draw:frame>
        <draw:frame presentation:style-name="pr6" draw:text-style-name="P11" draw:layer="layout" svg:width="27.399cm" svg:height="18.494cm" svg:x="0.601cm" svg:y="5.706cm" presentation:class="outline" presentation:user-transformed="true">
          <draw:text-box>
            <text:list text:style-name="L3">
              <text:list-item>
                <text:p><text:span text:style-name="T11">您已經做過</text:span><text:span text:style-name="T11">n</text:span><text:span text:style-name="T11">遍，現在要做第 </text:span><text:span text:style-name="T11">n+1</text:span><text:span text:style-name="T11">遍的話</text:span></text:p>
              </text:list-item>
              <text:list-item>
                <text:p><text:span text:style-name="T11">此時、您的目標很確定，經驗很夠，所以</text:span></text:p>
                <text:list>
                  <text:list-item>
                    <text:p><text:span text:style-name="T10">需求</text:span><text:span text:style-name="T10">=&gt;</text:span><text:span text:style-name="T10">分析</text:span><text:span text:style-name="T10">=&gt;</text:span><text:span text:style-name="T10">設計</text:span><text:span text:style-name="T10">=&gt;</text:span><text:span text:style-name="T10">驗證</text:span><text:span text:style-name="T10">=&gt;</text:span><text:span text:style-name="T10">上線</text:span><text:span text:style-name="T10">=&gt;</text:span><text:span text:style-name="T10">維護</text:span></text:p>
                  </text:list-item>
                  <text:list-item>
                    <text:p><text:span text:style-name="T10">完全可以一氣呵成，不需要回頭！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5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lyt-bluelinesgrad" presentation:presentation-page-layout-name="AL2T1" xml:id="id58" draw:id="id58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<text:span text:style-name="T6">這時你應該採用</text:span></text:p>
          </draw:text-box>
        </draw:frame>
        <draw:frame presentation:style-name="pr4" draw:text-style-name="P12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《瀑布模式</text:span><text:span text:style-name="T9">+CMMI</text:span><text:span text:style-name="T9">》的方法</text:span><text:span text:style-name="T9"><text:line-break/></text:span><text:span text:style-name="T9"/></text:p>
              </text:list-item>
              <text:list-item>
                <text:p><text:span text:style-name="T9">也就是正規軍的作戰方式！</text:span></text:p>
              </text:list-item>
            </text:list>
          </draw:text-box>
        </draw:frame>
        <anim:par presentation:node-type="timing-root">
          <anim:par smil:begin="id5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lyt-bluelinesgrad" presentation:presentation-page-layout-name="AL2T1" xml:id="id59" draw:id="id5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如果你的專案</text:p>
          </draw:text-box>
        </draw:frame>
        <draw:frame presentation:style-name="pr4" draw:text-style-name="P8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是第一次，而且成員都沒有經驗。</text:span></text:p>
              </text:list-item>
              <text:list-item>
                <text:p><text:span text:style-name="T7">或者全世界都沒有案例可循，</text:span><text:span text:style-name="T7"><text:line-break/></text:span><text:span text:style-name="T7">是創新型專案</text:span></text:p>
                <text:list>
                  <text:list-item>
                    <text:p><text:span text:style-name="T11">哪麼採用《瀑布模式》你就死定了！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5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lyt-bluelinesgrad" presentation:presentation-page-layout-name="AL2T1" xml:id="id60" draw:id="id6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為甚麼呢？</text:p>
          </draw:text-box>
        </draw:frame>
        <draw:frame presentation:style-name="pr6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6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lyt-bluelinesgrad" presentation:presentation-page-layout-name="AL2T1" xml:id="id61" draw:id="id6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答案很簡單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6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lyt-bluelinesgrad" presentation:presentation-page-layout-name="AL2T1" xml:id="id62" draw:id="id6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就好像</text:p>
          </draw:text-box>
        </draw:frame>
        <draw:frame presentation:style-name="pr6" draw:text-style-name="P8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11">你第一次爬山的時候，沒有地圖、沒有嚮導、沒有去過、也沒有去過那座山勘察過，就決定要攀登聖母峰，而且絕不回頭，只能勇往直前，一路向上一樣。</text:span></text:p>
              </text:list-item>
            </text:list>
          </draw:text-box>
        </draw:frame>
        <anim:par presentation:node-type="timing-root">
          <anim:par smil:begin="id6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lyt-bluelinesgrad" presentation:presentation-page-layout-name="AL2T1" xml:id="id63" draw:id="id6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必死無疑！</text:p>
          </draw:text-box>
        </draw:frame>
        <draw:frame presentation:style-name="pr6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6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lyt-bluelinesgrad" presentation:presentation-page-layout-name="AL2T1" xml:id="id64" draw:id="id64">
        <office:forms form:automatic-focus="false" form:apply-design-mode="false"/>
        <draw:frame presentation:style-name="pr5" draw:text-style-name="P14" draw:layer="layout" svg:width="25.199cm" svg:height="3.506cm" svg:x="1.4cm" svg:y="0.836cm" presentation:class="title" presentation:user-transformed="true">
          <draw:text-box>
            <text:p><text:span text:style-name="T12">為了</text:span></text:p>
          </draw:text-box>
        </draw:frame>
        <draw:frame presentation:style-name="pr4" draw:text-style-name="P10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不要帶著整個團隊一起去死！</text:span></text:p>
              </text:list-item>
            </text:list>
          </draw:text-box>
        </draw:frame>
        <anim:par presentation:node-type="timing-root">
          <anim:par smil:begin="id6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lyt-bluelinesgrad" presentation:presentation-page-layout-name="AL2T1" xml:id="id65" draw:id="id65">
        <office:forms form:automatic-focus="false" form:apply-design-mode="false"/>
        <draw:frame presentation:style-name="pr5" draw:text-style-name="P10" draw:layer="layout" svg:width="25.199cm" svg:height="3.506cm" svg:x="1.4cm" svg:y="0.837cm" presentation:class="title" presentation:user-transformed="true">
          <draw:text-box>
            <text:p><text:span text:style-name="T8">您必須小心謹慎、步步為營</text:span></text:p>
          </draw:text-box>
        </draw:frame>
        <draw:frame presentation:style-name="pr4" draw:text-style-name="P10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先從簡單的雛型開始，探查客戶的需求，然後在需求愈來愈明確，技術愈來愈成熟之後，逐漸發展出您想要的軟體。</text:span></text:p>
              </text:list-item>
            </text:list>
          </draw:text-box>
        </draw:frame>
        <anim:par presentation:node-type="timing-root">
          <anim:par smil:begin="id6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lyt-bluelinesgrad" presentation:presentation-page-layout-name="AL2T1" xml:id="id66" draw:id="id6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而這種做法</text:p>
          </draw:text-box>
        </draw:frame>
        <draw:frame presentation:style-name="pr6" draw:layer="layout" svg:width="26cm" svg:height="18.494cm" svg:x="0.9cm" svg:y="6.014cm" presentation:class="outline" presentation:user-transformed="true">
          <draw:text-box>
            <text:list text:style-name="L3">
              <text:list-item>
                <text:p>就是所謂的《螺旋模式》了！</text:p>
              </text:list-item>
            </text:list>
          </draw:text-box>
        </draw:frame>
        <anim:par presentation:node-type="timing-root">
          <anim:par smil:begin="id6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lyt-bluelinesgrad" presentation:presentation-page-layout-name="AL2T1" xml:id="id67" draw:id="id6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最後還有一個問題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甚麼是《設計模式》呢？</text:p>
              </text:list-item>
            </text:list>
          </draw:text-box>
        </draw:frame>
        <anim:par presentation:node-type="timing-root">
          <anim:par smil:begin="id6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lyt-bluelinesgrad" presentation:presentation-page-layout-name="AL2T1" xml:id="id68" draw:id="id6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所謂的設計模式</text:p>
          </draw:text-box>
        </draw:frame>
        <draw:frame presentation:style-name="pr6" draw:text-style-name="P15" draw:layer="layout" svg:width="27.2cm" svg:height="18.494cm" svg:x="0.4cm" svg:y="5.814cm" presentation:class="outline" presentation:user-transformed="true">
          <draw:text-box>
            <text:list text:style-name="L3">
              <text:list-item>
                <text:p><text:span text:style-name="T11">就是其他人把《軟體開發與專案經驗》寫下來，發現某些《程式模式》對軟體開發很有幫助的時候</text:span></text:p>
              </text:list-item>
              <text:list-item>
                <text:p><text:span text:style-name="T11">這時你直接去拿他們現成的《武功心法》來用，避免重新摸索，那就是套用《設計模式》 了。</text:span></text:p>
              </text:list-item>
            </text:list>
          </draw:text-box>
        </draw:frame>
        <anim:par presentation:node-type="timing-root">
          <anim:par smil:begin="id6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lyt-bluelinesgrad" presentation:presentation-page-layout-name="AL2T1" xml:id="id69" draw:id="id69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好了</text:p>
          </draw:text-box>
        </draw:frame>
        <draw:frame presentation:style-name="pr6" draw:text-style-name="P8" draw:layer="layout" svg:width="26cm" svg:height="18.494cm" svg:x="1cm" svg:y="6.014cm" presentation:class="outline" presentation:user-transformed="true">
          <draw:text-box>
            <text:list text:style-name="L3">
              <text:list-item>
                <text:p><text:span text:style-name="T13">這就是我所理解的《軟體工程》、</text:span><text:span text:style-name="T13"><text:line-break/></text:span><text:span text:style-name="T13">《系統分析》、《專案管理》與</text:span><text:span text:style-name="T13"><text:line-break/></text:span><text:span text:style-name="T13">《設計模式》 了</text:span><text:span text:style-name="T14"><text:line-break/></text:span><text:span text:style-name="T14"/></text:p>
              </text:list-item>
            </text:list>
          </draw:text-box>
        </draw:frame>
        <anim:par presentation:node-type="timing-root">
          <anim:par smil:begin="id6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lyt-bluelinesgrad" presentation:presentation-page-layout-name="AL2T1" xml:id="id70" draw:id="id7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知道這些就夠了嗎？</text:p>
              </text:list-item>
            </text:list>
          </draw:text-box>
        </draw:frame>
        <anim:par presentation:node-type="timing-root">
          <anim:par smil:begin="id7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lyt-bluelinesgrad" presentation:presentation-page-layout-name="AL2T1" xml:id="id71" draw:id="id7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喔！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當然不是</text:p>
              </text:list-item>
            </text:list>
          </draw:text-box>
        </draw:frame>
        <anim:par presentation:node-type="timing-root">
          <anim:par smil:begin="id7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lyt-bluelinesgrad" presentation:presentation-page-layout-name="AL2T1" xml:id="id72" draw:id="id7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你知道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系統該怎麼分析嗎？</text:p>
              </text:list-item>
            </text:list>
          </draw:text-box>
        </draw:frame>
        <anim:par presentation:node-type="timing-root">
          <anim:par smil:begin="id7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lyt-bluelinesgrad" presentation:presentation-page-layout-name="AL2T1" xml:id="id73" draw:id="id7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雖然</text:p>
          </draw:text-box>
        </draw:frame>
        <draw:frame presentation:style-name="pr4" draw:text-style-name="P8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1">不管是結構化分析、或者是物件導向分析，只要能讓你抓到需求，設計好系統，就是好分析。</text:span></text:p>
              </text:list-item>
              <text:list-item>
                <text:p><text:span text:style-name="T11">但是、學習正規的系統分析，還是有些幫助的。</text:span></text:p>
              </text:list-item>
            </text:list>
          </draw:text-box>
        </draw:frame>
        <anim:par presentation:node-type="timing-root">
          <anim:par smil:begin="id7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lyt-bluelinesgrad" presentation:presentation-page-layout-name="AL2T1" xml:id="id74" draw:id="id7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系統分析前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你必須先抓到使用者的需求</text:p>
              </text:list-item>
              <text:list-item>
                <text:p>這段稱為《需求分析》</text:p>
              </text:list-item>
            </text:list>
          </draw:text-box>
        </draw:frame>
        <anim:par presentation:node-type="timing-root">
          <anim:par smil:begin="id7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lyt-bluelinesgrad" presentation:presentation-page-layout-name="AL2T1" xml:id="id75" draw:id="id7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要怎麼抓到使用者需求呢？</text:p>
              </text:list-item>
            </text:list>
          </draw:text-box>
        </draw:frame>
        <anim:par presentation:node-type="timing-root">
          <anim:par smil:begin="id7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lyt-bluelinesgrad" presentation:presentation-page-layout-name="AL2T1" xml:id="id76" draw:id="id7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方法有很多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像是從《使用個案》下手</text:p>
              </text:list-item>
              <text:list-item>
                <text:p>或者從《雛型介面》下手</text:p>
              </text:list-item>
            </text:list>
          </draw:text-box>
        </draw:frame>
        <anim:par presentation:node-type="timing-root">
          <anim:par smil:begin="id7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lyt-bluelinesgrad" presentation:presentation-page-layout-name="AL2T1" xml:id="id77" draw:id="id7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都是可行的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7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lyt-bluelinesgrad" presentation:presentation-page-layout-name="AL2T1" xml:id="id78" draw:id="id7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從使用個案下手</text:p>
          </draw:text-box>
        </draw:frame>
        <draw:frame presentation:style-name="pr4" draw:text-style-name="P13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1">就是假裝你是使用者</text:span></text:p>
              </text:list-item>
              <text:list-item>
                <text:p><text:span text:style-name="T11">那每一步會做甚麼事情</text:span></text:p>
              </text:list-item>
              <text:list-item>
                <text:p><text:span text:style-name="T11">而系統每一步要顯示甚麼畫面，執行甚麼動作，回應甚麼訊息等等</text:span></text:p>
              </text:list-item>
              <text:list-item>
                <text:p><text:span text:style-name="T11">把這些互動用《使用個案圖》畫出來。</text:span></text:p>
              </text:list-item>
            </text:list>
          </draw:text-box>
        </draw:frame>
        <anim:par presentation:node-type="timing-root">
          <anim:par smil:begin="id7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lyt-bluelinesgrad" presentation:presentation-page-layout-name="AL2T1" xml:id="id79" draw:id="id7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使用個案圖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15cm" svg:height="14.939cm" svg:x="6.4cm" svg:y="4.922cm">
          <draw:image xlink:href="Pictures/10000000000001EF000001ED414BAEF8CC1CC867.png" xlink:type="simple" xlink:show="embed" xlink:actuate="onLoad">
            <text:p/>
          </draw:image>
        </draw:frame>
        <anim:par presentation:node-type="timing-root">
          <anim:par smil:begin="id7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lyt-bluelinesgrad" presentation:presentation-page-layout-name="AL2T1" xml:id="id80" draw:id="id8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當然</text:p>
          </draw:text-box>
        </draw:frame>
        <draw:frame presentation:style-name="pr4" draw:text-style-name="P8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除了畫《使用個案圖》之外，如果還能將《使用者介面》的雛型也做出來，就能更進一步的確認是否符合使用者的需求。</text:span></text:p>
              </text:list-item>
              <text:list-item>
                <text:p><text:span text:style-name="T7">這就開始有點像是《雛型法》了。</text:span></text:p>
              </text:list-item>
            </text:list>
          </draw:text-box>
        </draw:frame>
        <anim:par presentation:node-type="timing-root">
          <anim:par smil:begin="id8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lyt-bluelinesgrad" presentation:presentation-page-layout-name="AL2T1" xml:id="id81" draw:id="id8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問題是</text:p>
          </draw:text-box>
        </draw:frame>
        <draw:frame presentation:style-name="pr6" draw:text-style-name="P12" draw:layer="layout" svg:width="25.199cm" svg:height="18.494cm" svg:x="1.4cm" svg:y="5.214cm" presentation:class="outline" presentation:user-transformed="true">
          <draw:text-box>
            <text:list text:style-name="L3">
              <text:list-item>
                <text:p><text:span text:style-name="T9">要設計使用者介面，會不會花太久時間呢？這樣值得嗎？</text:span></text:p>
              </text:list-item>
              <text:list-item>
                <text:p><text:span text:style-name="T9">其實、你不需要設計會動的使用者介面，只要把樣子做出來和使用者溝通就好了。</text:span></text:p>
              </text:list-item>
            </text:list>
          </draw:text-box>
        </draw:frame>
        <anim:par presentation:node-type="timing-root">
          <anim:par smil:begin="id8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lyt-bluelinesgrad" presentation:presentation-page-layout-name="AL2T1" xml:id="id82" draw:id="id82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所以分析用的使用者介面</text:p>
          </draw:text-box>
        </draw:frame>
        <draw:frame presentation:style-name="pr4" draw:text-style-name="P13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1">你可以用視覺化界面拉一拉</text:span></text:p>
                <text:list>
                  <text:list-item>
                    <text:p><text:span text:style-name="T11">例如</text:span><text:span text:style-name="T11">Visual Studio</text:span></text:p>
                  </text:list-item>
                </text:list>
              </text:list-item>
              <text:list-item>
                <text:p><text:span text:style-name="T11">也可以用</text:span><text:span text:style-name="T11">PowerPoint</text:span><text:span text:style-name="T11">做個樣子</text:span></text:p>
              </text:list-item>
              <text:list-item>
                <text:p><text:span text:style-name="T11">或者用專業的快速雛型工具來設計</text:span></text:p>
                <text:list>
                  <text:list-item>
                    <text:p><text:span text:style-name="T11">例如</text:span><text:span text:style-name="T11">Axure RP</text:span><text:span text:style-name="T11">原型工具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8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lyt-bluelinesgrad" presentation:presentation-page-layout-name="AL2T1" xml:id="id83" draw:id="id8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等到需求分析完成</text:p>
          </draw:text-box>
        </draw:frame>
        <draw:frame presentation:style-name="pr4" draw:text-style-name="P12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就要進一步分析那些看不到的部分</text:span></text:p>
              </text:list-item>
              <text:list-item>
                <text:p><text:span text:style-name="T9">需要那些物件、模組、</text:span><text:span text:style-name="T9">API</text:span><text:span text:style-name="T9">、裝置才能完成系統的要求</text:span></text:p>
              </text:list-item>
            </text:list>
          </draw:text-box>
        </draw:frame>
        <anim:par presentation:node-type="timing-root">
          <anim:par smil:begin="id8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lyt-bluelinesgrad" presentation:presentation-page-layout-name="AL2T1" xml:id="id84" draw:id="id84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這種更深入的解析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就是系統分析階段做的事情了！</text:span></text:p>
              </text:list-item>
            </text:list>
          </draw:text-box>
        </draw:frame>
        <anim:par presentation:node-type="timing-root">
          <anim:par smil:begin="id8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lyt-bluelinesgrad" presentation:presentation-page-layout-name="AL2T1" xml:id="id85" draw:id="id8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在系統分析階段</text:p>
          </draw:text-box>
        </draw:frame>
        <draw:frame presentation:style-name="pr4" draw:text-style-name="P13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1">您可以用結構化分析的</text:span></text:p>
                <text:list>
                  <text:list-item>
                    <text:p><text:span text:style-name="T11">資料流：《資料流程圖》</text:span></text:p>
                  </text:list-item>
                  <text:list-item>
                    <text:p><text:span text:style-name="T11">資料庫：《實體關係圖》</text:span></text:p>
                  </text:list-item>
                </text:list>
              </text:list-item>
            </text:list>
            <text:p><text:span text:style-name="T11"><text:s/></text:span><text:span text:style-name="T11">等工具來分析</text:span></text:p>
          </draw:text-box>
        </draw:frame>
        <anim:par presentation:node-type="timing-root">
          <anim:par smil:begin="id8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lyt-bluelinesgrad" presentation:presentation-page-layout-name="AL2T1" xml:id="id86" draw:id="id8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資料流程圖表達的是</text:p>
          </draw:text-box>
        </draw:frame>
        <draw:frame presentation:style-name="pr6" draw:text-style-name="P12" draw:layer="layout" svg:width="25.199cm" svg:height="18.494cm" svg:x="1.4cm" svg:y="5.314cm" presentation:class="outline" presentation:user-transformed="true">
          <draw:text-box>
            <text:list text:style-name="L3">
              <text:list-item>
                <text:p><text:span text:style-name="T9">各模組的輸入輸出與資料流向</text:span></text:p>
              </text:list-item>
            </text:list>
          </draw:text-box>
        </draw:frame>
        <draw:frame draw:style-name="gr3" draw:text-style-name="P5" draw:layer="layout" svg:width="21.909cm" svg:height="11.88cm" svg:x="3.091cm" svg:y="7.6cm">
          <draw:image xlink:href="Pictures/100000000000033C000001C114E9962BA0A88A4E.png" xlink:type="simple" xlink:show="embed" xlink:actuate="onLoad">
            <text:p/>
          </draw:image>
        </draw:frame>
        <anim:par presentation:node-type="timing-root">
          <anim:par smil:begin="id8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lyt-bluelinesgrad" presentation:presentation-page-layout-name="AL2T1" xml:id="id87" draw:id="id87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>
          <draw:text-box>
            <text:p><text:span text:style-name="T8">實體關係圖則是用來表達</text:span></text:p>
          </draw:text-box>
        </draw:frame>
        <draw:frame presentation:style-name="pr6" draw:text-style-name="P12" draw:layer="layout" svg:width="25.199cm" svg:height="18.494cm" svg:x="1.168cm" svg:y="4.9cm" presentation:class="outline" presentation:user-transformed="true">
          <draw:text-box>
            <text:list text:style-name="L3">
              <text:list-item>
                <text:p><text:span text:style-name="T9">資料庫上各個表格的欄位連結關係</text:span></text:p>
              </text:list-item>
            </text:list>
          </draw:text-box>
        </draw:frame>
        <draw:frame draw:style-name="gr3" draw:text-style-name="P5" draw:layer="layout" svg:width="15.2cm" svg:height="13.55cm" svg:x="6.6cm" svg:y="6.85cm">
          <draw:image xlink:href="Pictures/100000000000025700000216FBE6DA430EEC4821.png" xlink:type="simple" xlink:show="embed" xlink:actuate="onLoad">
            <text:p/>
          </draw:image>
        </draw:frame>
        <anim:par presentation:node-type="timing-root">
          <anim:par smil:begin="id8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lyt-bluelinesgrad" presentation:presentation-page-layout-name="AL2T1" xml:id="id88" draw:id="id88">
        <office:forms form:automatic-focus="false" form:apply-design-mode="false"/>
        <draw:frame presentation:style-name="pr5" draw:text-style-name="P10" draw:layer="layout" svg:width="25.199cm" svg:height="3.506cm" svg:x="1.4cm" svg:y="0.837cm" presentation:class="title" presentation:user-transformed="true">
          <draw:text-box>
            <text:p><text:span text:style-name="T8">完成之後就可以劃分模組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然後進入設計階段</text:p>
              </text:list-item>
            </text:list>
          </draw:text-box>
        </draw:frame>
        <anim:par presentation:node-type="timing-root">
          <anim:par smil:begin="id8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lyt-bluelinesgrad" presentation:presentation-page-layout-name="AL2T1" xml:id="id89" draw:id="id89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<text:span text:style-name="T6">如果您用物件導向技術</text:span></text:p>
          </draw:text-box>
        </draw:frame>
        <draw:frame presentation:style-name="pr6" draw:text-style-name="P11" draw:layer="layout" svg:width="25.199cm" svg:height="18.494cm" svg:x="1.4cm" svg:y="5.614cm" presentation:class="outline" presentation:user-transformed="true">
          <draw:text-box>
            <text:list text:style-name="L3">
              <text:list-item>
                <text:p><text:span text:style-name="T10">先用《類別圖》描述類別與關係，並用</text:span><text:span text:style-name="T10"><text:line-break/></text:span><text:span text:style-name="T10">《物件圖》描述某時刻的靜態物件關係。</text:span></text:p>
              </text:list-item>
              <text:list-item>
                <text:p><text:span text:style-name="T10">然後用《循序圖》來表達物件間的互動行為</text:span></text:p>
              </text:list-item>
              <text:list-item>
                <text:p><text:span text:style-name="T10">也可用《狀態圖》來表達物件狀態的轉移情況。</text:span></text:p>
              </text:list-item>
              <text:list-item>
                <text:p><text:span text:style-name="T10">最後用《元件圖》描述程式檔案的布屬，用</text:span><text:span text:style-name="T10"><text:line-break/></text:span><text:span text:style-name="T10">《部署圖》描述個機器與網路的真實配置情況。</text:span></text:p>
              </text:list-item>
            </text:list>
          </draw:text-box>
        </draw:frame>
        <anim:par presentation:node-type="timing-root">
          <anim:par smil:begin="id8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lyt-bluelinesgrad" presentation:presentation-page-layout-name="AL2T1" xml:id="id90" draw:id="id9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類別圖(Class Diagram)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3.985cm" svg:height="12.108cm" svg:x="2.4cm" svg:y="5.092cm">
          <draw:image xlink:href="Pictures/100000000000026E0000013A2C7A96056A31E397.png" xlink:type="simple" xlink:show="embed" xlink:actuate="onLoad">
            <text:p/>
          </draw:image>
        </draw:frame>
        <anim:par presentation:node-type="timing-root">
          <anim:par smil:begin="id9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lyt-bluelinesgrad" presentation:presentation-page-layout-name="AL2T1" xml:id="id91" draw:id="id91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 presentation:user-transformed="true">
          <draw:text-box>
            <text:p><text:span text:style-name="T6">循序圖</text:span><text:span text:style-name="T6">(Sequence Diagram)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13.815cm" svg:height="14.4cm" svg:x="6.585cm" svg:y="5.4cm">
          <draw:image xlink:href="Pictures/10000000000001C1000001D469BAD6685F15C46E.png" xlink:type="simple" xlink:show="embed" xlink:actuate="onLoad">
            <text:p/>
          </draw:image>
        </draw:frame>
        <anim:par presentation:node-type="timing-root">
          <anim:par smil:begin="id9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lyt-bluelinesgrad" presentation:presentation-page-layout-name="AL2T1" xml:id="id92" draw:id="id9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狀態圖(State Diagram)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11cm" svg:height="15.245cm" svg:x="8.8cm" svg:y="4.582cm">
          <draw:image xlink:href="Pictures/1000000000000163000001ECE4CE0736BF6A74FC.png" xlink:type="simple" xlink:show="embed" xlink:actuate="onLoad">
            <text:p/>
          </draw:image>
        </draw:frame>
        <anim:par presentation:node-type="timing-root">
          <anim:par smil:begin="id9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lyt-bluelinesgrad" presentation:presentation-page-layout-name="AL2T1" xml:id="id93" draw:id="id93">
        <office:forms form:automatic-focus="false" form:apply-design-mode="false"/>
        <draw:frame presentation:style-name="pr5" draw:text-style-name="P10" draw:layer="layout" svg:width="25.199cm" svg:height="3.506cm" svg:x="1.4cm" svg:y="0.836cm" presentation:class="title" presentation:user-transformed="true">
          <draw:text-box>
            <text:p><text:span text:style-name="T8">布署圖</text:span><text:span text:style-name="T8">(Deployment diagram)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5.217cm" svg:height="14.262cm" svg:x="1cm" svg:y="5cm">
          <draw:image xlink:href="Pictures/10000000000003B90000021B9604DCE02DFA9815.png" xlink:type="simple" xlink:show="embed" xlink:actuate="onLoad">
            <text:p/>
          </draw:image>
        </draw:frame>
        <anim:par presentation:node-type="timing-root">
          <anim:par smil:begin="id9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lyt-bluelinesgrad" presentation:presentation-page-layout-name="AL2T1" xml:id="id94" draw:id="id94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 presentation:user-transformed="true">
          <draw:text-box>
            <text:p><text:span text:style-name="T6">同樣在完成這些分析之後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就可以進入《系統設計》階段，開始訂定API函數介面了。</text:p>
              </text:list-item>
            </text:list>
          </draw:text-box>
        </draw:frame>
        <anim:par presentation:node-type="timing-root">
          <anim:par smil:begin="id9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lyt-bluelinesgrad" presentation:presentation-page-layout-name="AL2T1" xml:id="id95" draw:id="id95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 presentation:user-transformed="true">
          <draw:text-box>
            <text:p>API介面都定義完成之後</text:p>
          </draw:text-box>
        </draw:frame>
        <draw:frame presentation:style-name="pr4" draw:text-style-name="P10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最好寫一份那些人負責實作那些函數的文件</text:span></text:p>
              </text:list-item>
              <text:list-item>
                <text:p><text:span text:style-name="T8">或許加上時程表與甘特圖</text:span></text:p>
              </text:list-item>
              <text:list-item>
                <text:p><text:span text:style-name="T8">然後就可以開始寫程式了</text:span></text:p>
              </text:list-item>
            </text:list>
          </draw:text-box>
        </draw:frame>
        <anim:par presentation:node-type="timing-root">
          <anim:par smil:begin="id9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lyt-bluelinesgrad" presentation:presentation-page-layout-name="AL2T1" xml:id="id96" draw:id="id96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 presentation:user-transformed="true">
          <draw:text-box>
            <text:p><text:span text:style-name="T7">程式設計時需要的人力</text:span><text:span text:style-name="T7"><text:line-break/></text:span><text:span text:style-name="T7">可能會比分析時多很多</text:span></text:p>
          </draw:text-box>
        </draw:frame>
        <draw:frame presentation:style-name="pr4" draw:text-style-name="P11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像是</text:span><text:span text:style-name="T10">Joel Spolsky (</text:span><text:span text:style-name="T10">約耳趣談軟體的作者</text:span><text:span text:style-name="T10">)</text:span><text:span text:style-name="T10">就曾描述他在</text:span><text:span text:style-name="T10">Excel 5.0</text:span><text:span text:style-name="T10">專案的分析階段只有不到十個人，但是當他們完成規格書之後，進入程式設計階段後曾經最多到達</text:span><text:span text:style-name="T10">500</text:span><text:span text:style-name="T10">人。</text:span></text:p>
              </text:list-item>
              <text:list-item>
                <text:p><text:span text:style-name="T10">在設計完成並進行完單元測試之後，人力編制又回到了</text:span><text:span text:style-name="T10">10</text:span><text:span text:style-name="T10">個人的情況。</text:span></text:p>
              </text:list-item>
            </text:list>
          </draw:text-box>
        </draw:frame>
        <anim:par presentation:node-type="timing-root">
          <anim:par smil:begin="id9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lyt-bluelinesgrad" presentation:presentation-page-layout-name="AL2T1" xml:id="id97" draw:id="id9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當然</text:p>
          </draw:text-box>
        </draw:frame>
        <draw:frame presentation:style-name="pr6" draw:text-style-name="P11" draw:layer="layout" svg:width="26.4cm" svg:height="18.494cm" svg:x="0.8cm" svg:y="5.414cm" presentation:class="outline" presentation:user-transformed="true">
          <draw:text-box>
            <text:list text:style-name="L3">
              <text:list-item>
                <text:p><text:span text:style-name="T10">在您進行開發的過程當中會用到很多工具</text:span></text:p>
              </text:list-item>
              <text:list-item>
                <text:p><text:span text:style-name="T10">像是《除錯工具、錯誤管理、版本管理、單元測試、持續整合測試、壓力測試》等等。</text:span></text:p>
              </text:list-item>
              <text:list-item>
                <text:p><text:span text:style-name="T10">所以您可能會需要用到</text:span><text:span text:style-name="T10">debugger, git, mocha, selenium, tarvis, jenkins </text:span><text:span text:style-name="T10">等各式各樣的工具</text:span></text:p>
              </text:list-item>
              <text:list-item>
                <text:p><text:span text:style-name="T10">必要時還得開發獨門的特製工具。</text:span></text:p>
              </text:list-item>
            </text:list>
          </draw:text-box>
        </draw:frame>
        <anim:par presentation:node-type="timing-root">
          <anim:par smil:begin="id9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lyt-bluelinesgrad" presentation:presentation-page-layout-name="AL2T1" xml:id="id98" draw:id="id9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而這些</text:p>
          </draw:text-box>
        </draw:frame>
        <draw:frame presentation:style-name="pr4" draw:text-style-name="P12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就和您所使用的《語言、平台、和領域》等等都有密切的關係了。</text:span></text:p>
              </text:list-item>
            </text:list>
          </draw:text-box>
        </draw:frame>
        <anim:par presentation:node-type="timing-root">
          <anim:par smil:begin="id9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lyt-bluelinesgrad" presentation:presentation-page-layout-name="AL2T1" xml:id="id99" draw:id="id9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軟體開發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絕對不是一件簡單的事情！</text:p>
              </text:list-item>
            </text:list>
          </draw:text-box>
        </draw:frame>
        <anim:par presentation:node-type="timing-root">
          <anim:par smil:begin="id9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lyt-bluelinesgrad" presentation:presentation-page-layout-name="AL2T1" xml:id="id100" draw:id="id10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而這也是為何</text:p>
          </draw:text-box>
        </draw:frame>
        <draw:frame presentation:style-name="pr4" draw:text-style-name="P10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人月神話的作者</text:span><text:span text:style-name="T7">Frederick P. Brooks</text:span><text:span text:style-name="T7">會說：《軟體開發沒有銀彈》的原因了！</text:span></text:p>
              </text:list-item>
            </text:list>
          </draw:text-box>
        </draw:frame>
        <anim:par presentation:node-type="timing-root">
          <anim:par smil:begin="id10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lyt-bluelinesgrad" presentation:presentation-page-layout-name="AL2T1" xml:id="id101" draw:id="id10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希望</text:p>
          </draw:text-box>
        </draw:frame>
        <draw:frame presentation:style-name="pr4" draw:text-style-name="P10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這份延伸為二十分鐘的十分鐘系列投影片</text:span></text:p>
              </text:list-item>
              <text:list-item>
                <text:p><text:span text:style-name="T8">能夠提供您比較多一點的訊息。</text:span></text:p>
              </text:list-item>
            </text:list>
          </draw:text-box>
        </draw:frame>
        <anim:par presentation:node-type="timing-root">
          <anim:par smil:begin="id10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lyt-bluelinesgrad" presentation:presentation-page-layout-name="AL2T1" xml:id="id102" draw:id="id102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或許這對您有所幫助！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0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lyt-bluelinesgrad" presentation:presentation-page-layout-name="AL2T1" xml:id="id103" draw:id="id10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們下回見囉！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0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styles>
    <draw:fill-image draw:name="bluelinesdark" xlink:href="Pictures/100000000000032000000258511A0C7872EB2D4A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微軟正黑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_5f_1" style:display-name="預設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2" style:display-name="預設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2" style:display-name="預設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3" style:display-name="預設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3" style:display-name="預設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50%" fo:text-indent="0cm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54pt" fo:font-style="normal" fo:text-shadow="none" style:text-underline-style="none" fo:font-weight="normal" style:font-name-asian="標楷體2" style:font-family-asian="標楷體" style:font-family-generic-asian="script" style:font-pitch-asian="fixed" style:font-size-asian="54pt" style:font-style-asian="normal" style:font-weight-asian="normal" style:font-name-complex="Tahoma" style:font-family-complex="Tahoma" style:font-family-generic-complex="system" style:font-pitch-complex="variable" style:font-size-complex="54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line-height="150%" fo:text-indent="-0.8cm"/>
      <style:text-properties fo:font-size="48pt" style:font-size-asian="48pt" style:font-size-complex="4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44pt" style:font-size-asian="44pt" style:font-size-complex="4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4pt" style:font-size-asian="24pt" style:font-size-complex="24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60pt" fo:font-style="normal" fo:text-shadow="none" style:text-underline-style="none" fo:font-weight="bold" style:font-name-asian="標楷體2" style:font-family-asian="標楷體" style:font-family-generic-asian="script" style:font-pitch-asian="fixed" style:font-size-asian="60pt" style:font-style-asian="normal" style:font-weight-asian="normal" style:font-name-complex="Tahoma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outline1">
      <style:graphic-properties fo:min-height="12.18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Mpr4" draw:layer="backgroundobjects" svg:width="25.199cm" svg:height="18.494cm" svg:x="1.4cm" svg:y="6.014cm" presentation:class="outline">
        <draw:text-box>
          <text:list text:style-name="ML3">
            <text:list-item>
              <text:p>請按滑鼠，編輯大綱文字格式。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8" draw:layer="backgroundobjects" svg:width="6.523cm" svg:height="1.448cm" svg:x="1.4cm" svg:y="19.431cm" presentation:class="date-time">
        <draw:text-box>
          <text:p text:style-name="MP7"><text:span text:style-name="MT1"><presentation:date-time/></text:span></text:p>
        </draw:text-box>
      </draw:frame>
      <draw:frame presentation:style-name="Mpr5" draw:text-style-name="MP10" draw:layer="backgroundobjects" svg:width="8.875cm" svg:height="1.448cm" svg:x="9.576cm" svg:y="19.431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12" draw:layer="backgroundobjects" svg:width="6.523cm" svg:height="1.448cm" svg:x="20.076cm" svg:y="19.431cm" presentation:class="page-number">
        <draw:text-box>
          <text:p text:style-name="MP11"><text:span text:style-name="MT1"><text:page-number>&lt;編號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6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7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7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7T07:58:38.06</meta:creation-date>
    <dc:date>2016-10-20T08:27:13.195000000</dc:date>
    <meta:editing-duration>P2DT4H31M24S</meta:editing-duration>
    <meta:editing-cycles>526</meta:editing-cycles>
    <meta:generator>LibreOffice/5.0.6.3$Windows_x86 LibreOffice_project/490fc03b25318460cfc54456516ea2519c11d1aa</meta:generator>
    <meta:document-statistic meta:object-count="453"/>
  </office:meta>
</office:document-meta>
</file>